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T Serif" svg:font-family="'PT Serif'" style:font-family-generic="roman"/>
    <style:font-face style:name="Ubuntu1" svg:font-family="Ubuntu" style:font-adornments="Standard" style:font-family-generic="roman"/>
    <style:font-face style:name="PT Serif1" svg:font-family="'PT Serif'" style:font-family-generic="swiss"/>
    <style:font-face style:name="Ubuntu" svg:font-family="Ubuntu" style:font-family-generic="swiss"/>
    <style:font-face style:name="Georgia" svg:font-family="Georgia" style:font-adornments="Standard" style:font-family-generic="roman" style:font-pitch="variable"/>
    <style:font-face style:name="PT Serif2" svg:font-family="'PT Serif'" style:font-adornments="Standard" style:font-family-generic="roman" style:font-pitch="variable"/>
    <style:font-face style:name="PT Serif Caption" svg:font-family="'PT Serif Caption'" style:font-adornments="Standard"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3b0659"/>
    </style:style>
    <style:style style:name="P2" style:family="paragraph" style:parent-style-name="Text_20_body">
      <style:text-properties officeooo:rsid="0011bcdd" officeooo:paragraph-rsid="00417cae"/>
    </style:style>
    <style:style style:name="P3" style:family="paragraph" style:parent-style-name="Text_20_body">
      <style:text-properties officeooo:rsid="0047bef1" officeooo:paragraph-rsid="004bca8a"/>
    </style:style>
    <style:style style:name="P4" style:family="paragraph" style:parent-style-name="Text_20_body">
      <style:text-properties officeooo:rsid="004d621c" officeooo:paragraph-rsid="004d621c"/>
    </style:style>
    <style:style style:name="P5" style:family="paragraph" style:parent-style-name="Text_20_body">
      <style:text-properties officeooo:rsid="00197da9" officeooo:paragraph-rsid="00197da9"/>
    </style:style>
    <style:style style:name="P6" style:family="paragraph" style:parent-style-name="Text_20_body">
      <style:paragraph-properties fo:break-before="page"/>
      <style:text-properties officeooo:rsid="00197da9" officeooo:paragraph-rsid="00197da9"/>
    </style:style>
    <style:style style:name="P7" style:family="paragraph" style:parent-style-name="Text_20_body_20_indent" style:list-style-name="L2">
      <style:text-properties officeooo:rsid="01f49534" officeooo:paragraph-rsid="000adb20"/>
    </style:style>
    <style:style style:name="P8" style:family="paragraph" style:parent-style-name="Text_20_body_20_indent" style:list-style-name="L2">
      <style:text-properties officeooo:rsid="021ee84a" officeooo:paragraph-rsid="000adb20"/>
    </style:style>
    <style:style style:name="P9" style:family="paragraph" style:parent-style-name="Text_20_body_20_indent" style:list-style-name="L2">
      <style:text-properties officeooo:rsid="0220428c" officeooo:paragraph-rsid="000adb20"/>
    </style:style>
    <style:style style:name="P10" style:family="paragraph" style:parent-style-name="Text_20_body_20_indent" style:list-style-name="L2">
      <style:text-properties officeooo:rsid="02217209" officeooo:paragraph-rsid="000adb20"/>
    </style:style>
    <style:style style:name="P11" style:family="paragraph" style:parent-style-name="Text_20_body_20_indent">
      <style:text-properties officeooo:rsid="02217209" officeooo:paragraph-rsid="000adb20"/>
    </style:style>
    <style:style style:name="P12" style:family="paragraph" style:parent-style-name="Footnote">
      <style:text-properties officeooo:paragraph-rsid="0037d6bd"/>
    </style:style>
    <style:style style:name="P13" style:family="paragraph" style:parent-style-name="Footnote">
      <style:text-properties officeooo:rsid="004bca8a" officeooo:paragraph-rsid="004bca8a"/>
    </style:style>
    <style:style style:name="P14" style:family="paragraph" style:parent-style-name="Footnote">
      <style:text-properties officeooo:rsid="00502ae1" officeooo:paragraph-rsid="00502ae1"/>
    </style:style>
    <style:style style:name="P15" style:family="paragraph" style:parent-style-name="Footnote">
      <style:text-properties officeooo:rsid="00536957" officeooo:paragraph-rsid="00536957"/>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26bf67"/>
    </style:style>
    <style:style style:name="T2" style:family="text">
      <style:text-properties officeooo:rsid="0222d34b"/>
    </style:style>
    <style:style style:name="T3" style:family="text">
      <style:text-properties officeooo:rsid="0220428c"/>
    </style:style>
    <style:style style:name="T4" style:family="text">
      <style:text-properties officeooo:rsid="01267d54"/>
    </style:style>
    <style:style style:name="T5" style:family="text">
      <style:text-properties officeooo:rsid="0010375a"/>
    </style:style>
    <style:style style:name="T6" style:family="text">
      <style:text-properties officeooo:rsid="00127b47"/>
    </style:style>
    <style:style style:name="T7" style:family="text">
      <style:text-properties officeooo:rsid="001e72db"/>
    </style:style>
    <style:style style:name="T8" style:family="text">
      <style:text-properties fo:color="#ffffff" style:text-outline="false" style:text-line-through-style="none" style:text-line-through-type="none" style:font-name="Ubuntu1" fo:font-size="10pt" fo:letter-spacing="normal" fo:font-style="normal" fo:text-shadow="none" style:text-underline-style="none" fo:font-weight="normal" style:letter-kerning="true" style:font-size-asian="10pt" style:font-style-asian="normal" style:font-weight-asian="normal" style:text-emphasize="none"/>
    </style:style>
    <style:style style:name="T9" style:family="text">
      <style:text-properties officeooo:rsid="0037d6bd"/>
    </style:style>
    <style:style style:name="T10" style:family="text">
      <style:text-properties officeooo:rsid="00197da9"/>
    </style:style>
    <style:style style:name="T11" style:family="text">
      <style:text-properties fo:font-style="italic" officeooo:rsid="0010375a" style:font-style-asian="italic" style:font-style-complex="italic"/>
    </style:style>
    <style:style style:name="T12" style:family="text">
      <style:text-properties fo:font-style="italic" officeooo:rsid="003e98c9" style:font-style-asian="italic" style:font-style-complex="italic"/>
    </style:style>
    <style:style style:name="T13" style:family="text">
      <style:text-properties fo:font-style="normal" officeooo:rsid="0010375a" style:font-style-asian="normal" style:font-style-complex="normal"/>
    </style:style>
    <style:style style:name="T14" style:family="text">
      <style:text-properties fo:font-style="normal" officeooo:rsid="003e98c9" style:font-style-asian="normal" style:font-style-complex="normal"/>
    </style:style>
    <style:style style:name="T15" style:family="text">
      <style:text-properties officeooo:rsid="004b1169"/>
    </style:style>
    <style:style style:name="T16" style:family="text">
      <style:text-properties officeooo:rsid="004da4e7"/>
    </style:style>
    <style:style style:name="T17" style:family="text">
      <style:text-properties officeooo:rsid="00528039"/>
    </style:style>
    <style:style style:name="T18" style:family="text">
      <style:text-properties officeooo:rsid="005ef52c"/>
    </style:style>
    <style:style style:name="T19" style:family="text">
      <style:text-properties style:use-window-font-color="true" style:text-outline="false" style:text-line-through-style="none" style:text-line-through-typ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48726375393246969" text:style-name="L2">
        <text:list-item>
          <text:p text:style-name="P7">Theoretische Grundlagen →<text:span text:style-name="T1"> als Grundlage für implementierung.</text:span><text:line-break/><text:span text:style-name="T2">Was muss der leser wissen, um die realisierung zu verstehen? </text:span></text:p>
          <text:list>
            <text:list-item>
              <text:p text:style-name="P8">Konkreter, technoloischer: Worum geht es bei plattformunabhängiglkeit, <text:span text:style-name="T3">wie ist zu erreichen? → veschiedene grundsätzliche Konzepte</text:span></text:p>
            </text:list-item>
            <text:list-item>
              <text:p text:style-name="P7">Übersicht / Eigenschaften <text:span text:style-name="T4">&amp;</text:span> Einordnung der vorgestellten Lösungen</text:p>
            </text:list-item>
            <text:list-item>
              <text:p text:style-name="P9">Verwendete Technologien → wie macht das phonegap?</text:p>
              <text:list>
                <text:list-item>
                  <text:p text:style-name="P10">Knockout, jquerymobile, etc.</text:p>
                </text:list-item>
              </text:list>
            </text:list-item>
          </text:list>
        </text:list-item>
      </text:list>
      <text:p text:style-name="P11"/>
      <text:h text:style-name="Heading_20_1" text:outline-level="1">Theoretische Grundlagen</text:h>
      <text:h text:style-name="Heading_20_2" text:outline-level="2">Ausgangsproblematik</text:h>
      <text:p text:style-name="P1"><text:bookmark-start text:name="__DdeLink__65_2136430040"/>Zumeist nutzen die <text:span text:style-name="T5">verschiedenen</text:span> Plattformen nicht nur unterschiedliche <text:span text:style-name="T7">(</text:span>Datei-<text:span text:style-name="T7">)</text:span>formate für ihre Anwendungen sondern <text:span text:style-name="T5">auch unterschiedliche Programmiersprachen und Toolkits</text:span><text:span text:style-name="T5"><text:note text:id="ftn0" text:note-class="footnote"><text:note-citation>1</text:note-citation><text:note-body><text:p text:style-name="Footnote"><text:span text:style-name="T9">[Notiz]</text:span>: welche technischen grundlagen kann ich denn vorraussetzen? </text:p></text:note-body></text:note></text:span><text:span text:style-name="T5"> für die Programmierung. So verwendet beispielsweise </text:span><text:span text:style-name="T11">Android</text:span><text:span text:style-name="T5"> die Programmiersprache </text:span><text:span text:style-name="T11">Java</text:span><text:span text:style-name="T5"> in Kombination mit einem eigenen </text:span><text:span text:style-name="T11">Android SDK</text:span><text:span text:style-name="T13">, </text:span><text:span text:style-name="T14">während Apps für Apples </text:span><text:span text:style-name="T12">iOS</text:span><text:span text:style-name="T14"> mit </text:span><text:span text:style-name="T12">ObjectiveC</text:span><text:span text:style-name="T14"> in der Firmeneigenen Entwicklungsumgebung </text:span><text:span text:style-name="T12">Xcode</text:span><text:span text:style-name="T14"> (die auch nur auf dem firmeneigenen Betriebssystem </text:span><text:span text:style-name="T12">Mac OSX</text:span><text:span text:style-name="T14"> läuft) geschrieben werden.</text:span><text:span text:style-name="T5"> Somit ist die Plattformunabhängigkeit mit den herkömmlichen Entwicklungsmethoden kaum zu erreichen, da die verschiedenen Produkte und Plattformen zueinander nicht kompatibel sind.</text:span><text:span text:style-name="T5"><text:note text:id="ftn1" text:note-class="footnote"><text:note-citation>2</text:note-citation><text:note-body><text:p text:style-name="P12"><text:span text:style-name="T9">[Notiz]: </text:span>Muss man das überhaupt erwähnen, schließlich wird das ja vermutlich auch inhalt von motivation und so.</text:p><text:p text:style-name="Footnote"/></text:note-body></text:note></text:span></text:p>
      <text:p text:style-name="P2">Im Planungsprozess einer Softwarelösung <text:span text:style-name="T6">ist in bestimmten Fällen eine denkbare Alternative zur nativen App eine Webanwendung, die mithilfe des Browsers abrufbar ist, also konkret dynamische Website, wie man sie auch von der herkömmlichen Internet-Nutzung eines Desktop-Systems kennt. </text:span></text:p>
      <text:p text:style-name="P3"><text:span text:style-name="T15">Diese</text:span> Variante <text:span text:style-name="T15">hat zwar den Vorteil, dass die Anwendung plattformunabhängig ist, da jedes moderne (moible) Betriebssystem einen Browser besitzt, der Entwicklungsaufwand also unabhängig von der Anzahl der Zielplattformen der gleiche bleibt, allerdings stößt der Entwickler schnell an seine Grenzen, wenn Hardware- oder </text:span><text:soft-page-break/><text:span text:style-name="T15">betriebssystemnahe Anforderungen gestellt sind. So ist es beispielsweise mit Webtechnologien wie HTML oder Javascript nicht ohne weiteres möglich, auf die Kamera oder das GPS-Modul eines Gerätes oder das Adressbuch eines Betriebssystems zuzugreifen.</text:span><text:span text:style-name="T15"><text:note text:id="ftn2" text:note-class="footnote"><text:note-citation>3</text:note-citation><text:note-body><text:p text:style-name="P13">Nachweis!</text:p></text:note-body></text:note></text:span></text:p>
      <text:p text:style-name="P4">Ebenso <text:span text:style-name="T16">kommt die Webanwendung im Normalfall nicht für Offline-Andwendungen in Frage, da die meisten mobilen Betriebssysteme nicht vorsehen, dass der Nutzer aus dem Dateisystem eine HTML-Seite öffnet.</text:span><text:span text:style-name="T16"><text:note text:id="ftn3" text:note-class="footnote"><text:note-citation>4</text:note-citation><text:note-body><text:p text:style-name="P14">Nachweis! <text:span text:style-name="T17">(oder weglassen)</text:span></text:p></text:note-body></text:note></text:span></text:p>
      <text:p text:style-name="P2"><text:span text:style-name="T6">Dahingehend liegt ein Ansatz zur plattformunabhängigen App-Entwicklung auf der Hand: Die Hybrid-App, also die Verwendung von Webtechnologien mithilfe einer Schnittstelle zwischen der Webanwendung und der nativen Ebene des Betriebssystems.</text:span></text:p>
      <text:h text:style-name="Heading_20_2" text:outline-level="2">Technologien</text:h>
      <text:p text:style-name="Text_20_body"><text:span text:style-name="T10">Konkret heißt das, die Anwendung wird als Webanwendung mit den zugehörigen Technologien (HTML, Javascript, CSS) entwickelt und für die jeweiligen benötigten Plattformen in eine native App eingebettet, welche hier allerdings hauptsächlich aus einer Web-View, also einer abgespeckten Varante eines Web-Browsers zur Anzeige der </text:span>Webanwendung, besteht. Da dieser Ansatz der am häufigsten von Cross-Plattform-Frameworks genutzte ist<text:note text:id="ftn4" text:note-class="footnote"><text:note-citation>5</text:note-citation><text:note-body><text:p text:style-name="P15">Nachweis!</text:p></text:note-body></text:note>, stellt diser auch den Schwerpunkt der in dieser Arbeit explorierten Technologien dar und soll hier näher erläutert werden. <office:annotation><dc:creator>Daniel Morgenstern</dc:creator><dc:date>2014-03-19T14:52:52.948452552</dc:date><text:list text:style-name=""><text:list-item><text:p text:style-name="P16"><text:span text:style-name="T19">Erklärung der funktionsweise v. Hybrid-apps</text:span></text:p></text:list-item></text:list></office:annotation></text:p>
      <text:h text:style-name="Heading_20_3" text:outline-level="3">Phonegap</text:h>
      <text:p text:style-name="Text_20_body"/>
      <text:p text:style-name="Text_20_body"><text:bookmark-end text:name="__DdeLink__65_2136430040"/></text:p>
      <text:h text:style-name="Heading_20_3" text:outline-level="3">J<text:span text:style-name="T18">Q</text:span>uery<text:span text:style-name="T18">Mobile</text:span></text:h>
      <text:p text:style-name="Text_20_body"/>
      <text:p text:style-name="Text_20_body"/>
      <text:h text:style-name="Heading_20_3" text:outline-level="3">Knockout.<text:span text:style-name="T18">JS</text:span></text:h>
      <text:p text:style-name="Text_20_body"/>
      <text:p text:style-name="Text_20_body"/>
      <text:p text:style-name="Text_20_body"/>
      <text:p text:style-name="P5"><text:soft-page-break/></text:p>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T Serif" svg:font-family="'PT Serif'" style:font-family-generic="roman"/>
    <style:font-face style:name="Ubuntu1" svg:font-family="Ubuntu" style:font-adornments="Standard" style:font-family-generic="roman"/>
    <style:font-face style:name="PT Serif1" svg:font-family="'PT Serif'" style:font-family-generic="swiss"/>
    <style:font-face style:name="Ubuntu" svg:font-family="Ubuntu" style:font-family-generic="swiss"/>
    <style:font-face style:name="Georgia" svg:font-family="Georgia" style:font-adornments="Standard" style:font-family-generic="roman" style:font-pitch="variable"/>
    <style:font-face style:name="PT Serif2" svg:font-family="'PT Serif'" style:font-adornments="Standard" style:font-family-generic="roman" style:font-pitch="variable"/>
    <style:font-face style:name="PT Serif Caption" svg:font-family="'PT Serif Caption'" style:font-adornments="Standard"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1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PT Serif" fo:font-size="11pt" fo:language="de" fo:country="DE" style:letter-kerning="true" style:font-name-asian="DejaVu Sans"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PT Serif2" fo:font-family="'PT Serif'" style:font-style-name="Standard" style:font-family-generic="roman"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T Serif Caption" fo:font-family="'PT Serif Caption'" style:font-style-name="Standard" style:font-family-generic="roman" style:font-pitch="variable" fo:font-size="13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name="PT Serif" fo:font-family="'PT Serif'" style:font-family-generic="roman"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PT Serif" fo:font-family="'PT Serif'" style:font-family-generic="roman" fo:font-size="11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ext_20_body_20_indent" style:display-name="Text body indent" style:family="paragraph" style:parent-style-name="Text_20_body" style:class="text">
      <style:paragraph-properties fo:margin-left="0.499cm" fo:margin-right="0cm" fo:text-align="start" style:justify-single-word="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7.5cm" style:type="center"/>
          <style:tab-stop style:position="15cm" style:type="right"/>
        </style:tab-stops>
      </style:paragraph-properties>
      <style:text-properties style:font-name="Georgia" fo:font-family="Georgia" style:font-style-name="Standard" style:font-family-generic="roman"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fo:font-size="14pt" fo:font-weight="bold" style:font-size-asian="14pt" style:font-weight-asian="bold" style:font-size-complex="14pt" style:font-weight-complex="bold"/>
    </style:style>
    <style:style style:name="Unbenannt1" style:family="paragraph" style:parent-style-name="Heading"/>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3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orgenstern</meta:initial-creator>
    <meta:creation-date>2014-03-17T14:31:56.906269476</meta:creation-date>
    <meta:generator>LibreOffice/4.2.2.1$Linux_x86 LibreOffice_project/420m0$Build-1</meta:generator>
    <dc:date>2014-03-19T16:29:36.420455561</dc:date>
    <dc:creator>Daniel Morgenstern</dc:creator>
    <meta:editing-duration>PT10H3M48S</meta:editing-duration>
    <meta:editing-cycles>79</meta:editing-cycles>
    <meta:document-statistic meta:table-count="0" meta:image-count="0" meta:object-count="0" meta:page-count="4" meta:paragraph-count="23" meta:word-count="419" meta:character-count="3241" meta:non-whitespace-character-count="2852"/>
  </office:meta>
</office:document-meta>
</file>